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 office:value-type="string">
            <text:p>Istaufwand 11</text:p>
          </table:table-cell>
          <table:table-cell table:style-name="ce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SUM([.F8:.J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 table:number-columns-repeated="2"/>
          <table:table-cell table:number-columns-repeated="246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formula="oooc:=SUM([.F9:.J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number-columns-repeated="2" table:style-name="ce5" office:value-type="float" office:value="0">
            <text:p>0</text:p>
          </table:table-cell>
          <table:table-cell table:formula="oooc:=SUM([.F10:.J10])" office:value-type="float" office:value="10">
            <text:p>10</text:p>
          </table:table-cell>
          <table:table-cell table:style-name="ce5"/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Bemerkung: Bei initialier Planung vergessen, obwohl bekannt ;-(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J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J14])"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J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J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uss noch getestet werden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formula="oooc:=SUM([.F19:.J19])" office:value-type="float" office:value="15.625">
            <text:p>15,63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formula="oooc:=54/8" office:value-type="float" office:value="6.75">
            <text:p>6,7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22:.J22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J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string">
            <text:p>Klären: Was wollen wir hier genau?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J25])" office:value-type="float" office:value="93.1875">
            <text:p>93,19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 table:formula="oooc:=(44+96+80+65)/8" office:value-type="float" office:value="35.625">
            <text:p>35,63</text:p>
          </table:table-cell>
          <table:table-cell table:style-name="ce12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J28])"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J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30:.J30])" office:value-type="float" office:value="1.5">
            <text:p>1,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J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SUM([.F39:.J39])" office:value-type="float" office:value="7.25">
            <text:p>7,2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6.25">
            <text:p>6,25</text:p>
          </table:table-cell>
          <table:table-cell/>
          <table:table-cell office:value-type="string">
            <text:p>Verwendung in Formeln, Codegenerator (Jörg)</text:p>
          </table:table-cell>
          <table:table-cell table:number-columns-repeated="245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40:.J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Handling für Öffnen der Dateien muss noch geklärt werden. Systemeditor vs. Defaulteditor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formula="oooc:=SUM([.F41:.J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42:.J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53">
            <text:p>53</text:p>
          </table:table-cell>
          <table:table-cell table:style-name="ce8" table:formula="oooc:=SUM([.E7:.E44])" office:value-type="float" office:value="278.3125">
            <text:p>278,31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 table:formula="oooc:=SUM([.I7:.I44])" office:value-type="float" office:value="62.625">
            <text:p>62,63</text:p>
          </table:table-cell>
          <table:table-cell table:style-name="ce8"/>
          <table:table-cell office:value-type="string">
            <text:p>?</text:p>
          </table:table-cell>
          <table:table-cell table:number-columns-repeated="245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I45])" office:value-type="float" office:value="278.3125">
            <text:p>278,31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Planaufwand-Istaufwand</text:p>
          </table:table-cell>
          <table:table-cell table:style-name="ce13" table:formula="oooc:=310-[.C46]" office:value-type="float" office:value="31.6875">
            <text:p>31,69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 office:value-type="string">
            <text:p>Thorsten</text:p>
          </table:table-cell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4">04.12.2006</text:date>, <text:time>20:5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2-04T20:56:24</dc:date>
    <meta:print-date>1601-01-01T02:06:31</meta:print-date>
    <dc:language>de-DE</dc:language>
    <meta:editing-cycles>24</meta:editing-cycles>
    <meta:editing-duration>PT7H12M25S</meta:editing-duration>
    <meta:user-defined meta:name="Info 1"/>
    <meta:user-defined meta:name="Info 2"/>
    <meta:user-defined meta:name="Info 3"/>
    <meta:user-defined meta:name="Info 4"/>
    <meta:document-statistic meta:table-count="1" meta:cell-count="192"/>
  </office:meta>
</office:document-meta>
</file>